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cm" table:align="left"/>
    </style:style>
    <style:style style:name="Table1.A" style:family="table-column">
      <style:table-column-properties style:column-width="1.785cm"/>
    </style:style>
    <style:style style:name="Table1.B" style:family="table-column">
      <style:table-column-properties style:column-width="1.577cm"/>
    </style:style>
    <style:style style:name="Table1.C" style:family="table-column">
      <style:table-column-properties style:column-width="3.526cm"/>
    </style:style>
    <style:style style:name="Table1.D" style:family="table-column">
      <style:table-column-properties style:column-width="1.993cm"/>
    </style:style>
    <style:style style:name="Table1.E" style:family="table-column">
      <style:table-column-properties style:column-width="8.708cm"/>
    </style:style>
    <style:style style:name="Table1.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1.A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B2"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P1" style:family="paragraph" style:parent-style-name="Preformatted_20_Text">
      <style:paragraph-properties fo:margin-top="0cm" fo:margin-bottom="0.499cm" loext:contextual-spacing="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it blame</text:h>
      <text:p text:style-name="Text_20_body"><text:a xlink:type="simple" xlink:href="https://www.atlassian.com/git/tutorials/inspecting-a-repository" text:style-name="Internet_20_link" text:visited-style-name="Visited_20_Internet_20_Link">git status</text:a> <text:a xlink:type="simple" xlink:href="https://www.atlassian.com/git/tutorials/inspecting-a-repository/git-tag" text:style-name="Internet_20_link" text:visited-style-name="Visited_20_Internet_20_Link">git tag</text:a> <text:a xlink:type="simple" xlink:href="https://www.atlassian.com/git/tutorials/inspecting-a-repository/git-blame" text:style-name="Internet_20_link" text:visited-style-name="Visited_20_Internet_20_Link">git blame</text:a> </text:p>
      <text:p text:style-name="Text_20_body">The <text:span text:style-name="Source_20_Text">git blame</text:span> command is a versatile troubleshooting utility that has extensive usage options. The high-level function of <text:span text:style-name="Source_20_Text">git blame</text:span> is the display of author metadata attached to specific committed lines in a file. This is used to examine specific points of a file's history and get context as to who the last author was that modified the line. This is used to explore the history of specific code and answer questions about what, how, and why the code was added to a repository.</text:p>
      <text:p text:style-name="Text_20_body"><text:span text:style-name="Source_20_Text">Git blame</text:span> is often used with a GUI display. Online Git hosting sites like <text:a xlink:type="simple" xlink:href="http://bitbucket-marketing.atlassian.com/product" text:style-name="Internet_20_link" text:visited-style-name="Visited_20_Internet_20_Link">Bitbucket</text:a> offer <text:span text:style-name="Emphasis">blame views</text:span> which are UI wrappers to <text:span text:style-name="Source_20_Text">git blame</text:span>. These views are referenced in collaborative discussions around pull requests and commits. Additionally, most IDE's that have Git integration also have dynamic blame views.</text:p>
      <text:h text:style-name="Heading_20_2" text:outline-level="2">How It Works</text:h>
      <text:p text:style-name="Text_20_body">In order to demonstrate <text:span text:style-name="Source_20_Text">git blame</text:span> we need a repository with some history. We will use the open source project <text:a xlink:type="simple" xlink:href="https://bitbucket.org/kevzettler/git-blame-example" text:style-name="Internet_20_link" text:visited-style-name="Visited_20_Internet_20_Link">git-blame-example</text:a>. This open source project is a simple repository that contains a README.md file which has a few commits from different authors. The first step of our <text:span text:style-name="Source_20_Text">git blame</text:span> usage example is to <text:span text:style-name="Source_20_Text">git clone</text:span> the example repository.</text:p>
      <text:p text:style-name="P1"><text:span text:style-name="Source_20_Text">git clone https://kevzettler@bitbucket.org/kevzettler/git-blame-example.git &amp;&amp; cd git-blame-example</text:span></text:p>
      <text:p text:style-name="Text_20_body">Now that we have a copy of the example code we can start exploring it with <text:span text:style-name="Source_20_Text">git blame</text:span>. The state of the example repo can be examined using <text:a xlink:type="simple" xlink:href="https://www.atlassian.com/git/tutorials/git-log" text:style-name="Internet_20_link" text:visited-style-name="Visited_20_Internet_20_Link"><text:span text:style-name="Source_20_Text">git log</text:span></text:a>. The commit history should look like the following:</text:p>
      <text:p text:style-name="Preformatted_20_Text"><text:span text:style-name="Source_20_Text">$ git log</text:span></text:p>
      <text:p text:style-name="Preformatted_20_Text"><text:span text:style-name="Source_20_Text">commit 548dabed82e4e5f3734c219d5a742b1c259926b2</text:span></text:p>
      <text:p text:style-name="Preformatted_20_Text"><text:span text:style-name="Source_20_Text">Author: Juni Mukherjee &lt;jmukherjee@atlassian.com&gt;</text:span></text:p>
      <text:p text:style-name="Preformatted_20_Text"><text:span text:style-name="Source_20_Text">Date: Thu Mar 1 19:55:15 2018 +0000</text:span></text:p>
      <text:p text:style-name="Preformatted_20_Text"><text:span text:style-name="Source_20_Text">Another commit to help git blame track the who, the what, and the when</text:span></text:p>
      <text:p text:style-name="Preformatted_20_Text"><text:span text:style-name="Source_20_Text">commit eb06faedb1fdd159d62e4438fc8dbe9c9fe0728b</text:span></text:p>
      <text:p text:style-name="Preformatted_20_Text"><text:span text:style-name="Source_20_Text">Author: Juni Mukherjee &lt;jmukherjee@atlassian.com&gt;</text:span></text:p>
      <text:p text:style-name="Preformatted_20_Text"><text:span text:style-name="Source_20_Text">Date: Thu Mar 1 19:53:23 2018 +0000</text:span></text:p>
      <text:p text:style-name="Preformatted_20_Text"><text:span text:style-name="Source_20_Text">Creating the third commit, along with Kev and Albert, so that Kev can get git blame docs.</text:span></text:p>
      <text:p text:style-name="Preformatted_20_Text"><text:span text:style-name="Source_20_Text">commit 990c2b6a84464fee153253dbf02e845a4db372bb</text:span></text:p>
      <text:p text:style-name="Preformatted_20_Text"><text:span text:style-name="Source_20_Text">Merge: 82496ea 89feb84</text:span></text:p>
      <text:p text:style-name="Preformatted_20_Text"><text:span text:style-name="Source_20_Text">Author: Albert So &lt;aso@atlassian.com&gt;</text:span></text:p>
      <text:p text:style-name="Preformatted_20_Text"><text:span text:style-name="Source_20_Text">Date: Thu Mar 1 05:33:01 2018 +0000</text:span></text:p>
      <text:p text:style-name="Preformatted_20_Text"><text:span text:style-name="Source_20_Text">Merged in albert-so/git-blame-example/albert-so/readmemd-edited-online-with-bitbucket-1519865641474 (pull request #2)</text:span></text:p>
      <text:p text:style-name="Preformatted_20_Text"><text:span text:style-name="Source_20_Text">README.md edited online with Bitbucket</text:span></text:p>
      <text:p text:style-name="Preformatted_20_Text"><text:span text:style-name="Source_20_Text">commit 89feb84d885fe33d1182f2112885c2a64a4206ec</text:span></text:p>
      <text:p text:style-name="Preformatted_20_Text"><text:span text:style-name="Source_20_Text">Author: Albert So &lt;aso@atlassian.com&gt;</text:span></text:p>
      <text:p text:style-name="Preformatted_20_Text"><text:span text:style-name="Source_20_Text">Date: Thu Mar 1 00:54:03 2018 +0000</text:span></text:p>
      <text:p text:style-name="P1"><text:span text:style-name="Source_20_Text">README.md edited online with Bitbucket</text:span></text:p>
      <text:p text:style-name="Text_20_body"><text:soft-page-break/><text:span text:style-name="Source_20_Text">git blame</text:span> only operates on individual files. A file-path is required for any useful output. The default execution of <text:span text:style-name="Source_20_Text">git blame</text:span> will simply output the commands help menu. For this example, we will operate on the README.MD file. It is a common open source software practice to include a README file in the root of a git repository as documentation source for the project.</text:p>
      <text:p text:style-name="P1"><text:span text:style-name="Source_20_Text">git blame README.MD</text:span></text:p>
      <text:p text:style-name="Text_20_body">Executing the above command will give us our first sample of blame output. The following output is a subset of the full blame output of the README. Additionally, this output is static is reflective of the state of the repo at the time of this writing.</text:p>
      <text:p text:style-name="Preformatted_20_Text"><text:span text:style-name="Source_20_Text">$ git blame README.md</text:span></text:p>
      <text:p text:style-name="Preformatted_20_Text"><text:span text:style-name="Source_20_Text">82496ea3 (kevzettler 2018-02-28 13:37:02 -0800 1) # Git Blame example</text:span></text:p>
      <text:p text:style-name="Preformatted_20_Text"><text:span text:style-name="Source_20_Text">82496ea3 (kevzettler 2018-02-28 13:37:02 -0800 2)</text:span></text:p>
      <text:p text:style-name="Preformatted_20_Text"><text:span text:style-name="Source_20_Text">89feb84d (Albert So 2018-03-01 00:54:03 +0000 3) This repository is an example of a project with multiple contributors making commits.</text:span></text:p>
      <text:p text:style-name="Preformatted_20_Text"><text:span text:style-name="Source_20_Text">82496ea3 (kevzettler 2018-02-28 13:37:02 -0800 4)</text:span></text:p>
      <text:p text:style-name="Preformatted_20_Text"><text:span text:style-name="Source_20_Text">82496ea3 (kevzettler 2018-02-28 13:37:02 -0800 5) The repo use used elsewhere to demonstrate `git blame`</text:span></text:p>
      <text:p text:style-name="Preformatted_20_Text"><text:span text:style-name="Source_20_Text">82496ea3 (kevzettler 2018-02-28 13:37:02 -0800 6)</text:span></text:p>
      <text:p text:style-name="Preformatted_20_Text"><text:span text:style-name="Source_20_Text">89feb84d (Albert So 2018-03-01 00:54:03 +0000 7) 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Preformatted_20_Text"><text:span text:style-name="Source_20_Text">89feb84d (Albert So 2018-03-01 00:54:03 +0000 8)</text:span></text:p>
      <text:p text:style-name="Preformatted_20_Text"><text:span text:style-name="Source_20_Text">eb06faed (Juni Mukherjee 2018-03-01 19:53:23 +0000 9) Annotates each line in the given file with information from the revision which last modified the line. Optionally, start annotating from the given revision.</text:span></text:p>
      <text:p text:style-name="Preformatted_20_Text"><text:span text:style-name="Source_20_Text">eb06faed (Juni Mukherjee 2018-03-01 19:53:23 +0000 10)</text:span></text:p>
      <text:p text:style-name="Preformatted_20_Text"><text:span text:style-name="Source_20_Text">548dabed (Juni Mukherjee 2018-03-01 19:55:15 +0000 11) Creating a line to support documentation needs for git blame.</text:span></text:p>
      <text:p text:style-name="Preformatted_20_Text"><text:span text:style-name="Source_20_Text">548dabed (Juni Mukherjee 2018-03-01 19:55:15 +0000 12)</text:span></text:p>
      <text:p text:style-name="P1"><text:span text:style-name="Source_20_Text">548dabed (Juni Mukherjee 2018-03-01 19:55:15 +0000 13) Also, it is important to have a few of these commits to clearly reflect the who, the what and the when. This will help Kev get good screenshots when he runs the git blame on this README.</text:span></text:p>
      <text:p text:style-name="Text_20_body">This is a sample of the first 13 lines of the README.md file. To better understand this output lets break down a line. The following table displays the content of line 3 and the columns of the table indicate the column content.</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20_Contents">Id</text:p>
          </table:table-cell>
          <table:table-cell table:style-name="Table1.B1" office:value-type="string">
            <text:p text:style-name="Table_20_Contents">Author</text:p>
          </table:table-cell>
          <table:table-cell table:style-name="Table1.B1" office:value-type="string">
            <text:p text:style-name="Table_20_Contents">Timestamp</text:p>
          </table:table-cell>
          <table:table-cell table:style-name="Table1.B1" office:value-type="string">
            <text:p text:style-name="Table_20_Contents">Line Number</text:p>
          </table:table-cell>
          <table:table-cell table:style-name="Table1.B1" office:value-type="string">
            <text:p text:style-name="Table_20_Contents">Line Content</text:p>
          </table:table-cell>
        </table:table-row>
        <table:table-row>
          <table:table-cell table:style-name="Table1.A2" office:value-type="string">
            <text:p text:style-name="Table_20_Contents">89feb84d</text:p>
          </table:table-cell>
          <table:table-cell table:style-name="Table1.B2" office:value-type="string">
            <text:p text:style-name="Table_20_Contents">Albert So</text:p>
          </table:table-cell>
          <table:table-cell table:style-name="Table1.B2" office:value-type="string">
            <text:p text:style-name="Table_20_Contents">2018-03-01 00:54:03 +0000</text:p>
          </table:table-cell>
          <table:table-cell table:style-name="Table1.B2" office:value-type="string">
            <text:p text:style-name="Table_20_Contents">3</text:p>
          </table:table-cell>
          <table:table-cell table:style-name="Table1.B2" office:value-type="string">
            <text:p text:style-name="Table_20_Contents">This repository is an example of a project with multiple contributors making commits.</text:p>
          </table:table-cell>
        </table:table-row>
      </table:table>
      <text:p text:style-name="Text_20_body">If we review the blame output list, we can make some observations. There are three authors listed. In addition to the project's maintainer Kev Zettler, Albert So, and Juni Mukherjee are also listed. Authors are generally the most valuable part of <text:span text:style-name="Source_20_Text">git blame</text:span> output. The timestamp column is also primarily helpful. What the change was is indicated by line content column.</text:p>
      <text:h text:style-name="Heading_20_2" text:outline-level="2"><text:soft-page-break/>Common Options</text:h>
      <text:p text:style-name="P1"><text:span text:style-name="Source_20_Text">git blame -L 1,5 README.md</text:span></text:p>
      <text:p text:style-name="Text_20_body">The <text:span text:style-name="Source_20_Text">-L</text:span> option will restrict the output to the requested line range. Here we have restricted the output to lines 1 through 5.</text:p>
      <text:p text:style-name="P1"><text:span text:style-name="Source_20_Text">git blame -e README.md</text:span></text:p>
      <text:p text:style-name="Text_20_body">The <text:span text:style-name="Source_20_Text">-e</text:span> option shows the authors email address instead of username.</text:p>
      <text:p text:style-name="P1"><text:span text:style-name="Source_20_Text">git blame -w README.md</text:span></text:p>
      <text:p text:style-name="Text_20_body">The <text:span text:style-name="Source_20_Text">-w</text:span> option ignores whitespace changes. If a previous author has modified the spacing of a file by switching from tabs to spaces or adding new lines this, unfortunately, obscures the output of <text:span text:style-name="Source_20_Text">git blame</text:span> by showing these changes.</text:p>
      <text:p text:style-name="P1"><text:span text:style-name="Source_20_Text">git blame -M README.md</text:span></text:p>
      <text:p text:style-name="Text_20_body">The <text:span text:style-name="Source_20_Text">-M</text:span> option detects moved or copied lines within in the same file. This will report the original author of the lines instead of the last author that moved or copied the lines.</text:p>
      <text:p text:style-name="P1"><text:span text:style-name="Source_20_Text">git blame -C README.md</text:span></text:p>
      <text:p text:style-name="Text_20_body">The <text:span text:style-name="Source_20_Text">-C</text:span> option detects lines that were moved or copied from other files. This will report the original author of the lines instead of the last author that moved or copied the lines.</text:p>
      <text:h text:style-name="Heading_20_2" text:outline-level="2">Git Blame vs Git Log</text:h>
      <text:p text:style-name="Text_20_body">While <text:span text:style-name="Source_20_Text">git blame</text:span> displays the last author that modified a line, often times you will want to know when a line was originally added. This can be cumbersome to achieve using <text:span text:style-name="Source_20_Text">git blame</text:span>. It requires a combination of the <text:span text:style-name="Source_20_Text">-w</text:span>, <text:span text:style-name="Source_20_Text">-C</text:span>, and <text:span text:style-name="Source_20_Text">-M</text:span> options. It can be far more convenient to use the <text:a xlink:type="simple" xlink:href="https://www.atlassian.com/git/tutorials/git-log" text:style-name="Internet_20_link" text:visited-style-name="Visited_20_Internet_20_Link"><text:span text:style-name="Source_20_Text">git log</text:span></text:a><text:span text:style-name="Source_20_Text"> </text:span>command.</text:p>
      <text:p text:style-name="Text_20_body">To list all original commits in-which a specific code piece was added or modified execute <text:span text:style-name="Source_20_Text">git log</text:span> with the <text:span text:style-name="Source_20_Text">-S</text:span> option. Append the <text:span text:style-name="Source_20_Text">-S</text:span> option with the code you are looking for. Let's take one of the lines from the README output above to use as an example. Let us take the text "CSS3D and WebGL renderers" from Line 12 of the README output.</text:p>
      <text:p text:style-name="Preformatted_20_Text"><text:span text:style-name="Source_20_Text">$ git log -S"CSS3D and WebGL renderers." --pretty=format:'%h %an %ad %s'</text:span></text:p>
      <text:p text:style-name="Preformatted_20_Text"><text:span text:style-name="Source_20_Text">e339d3c85 Mario Schuettel Tue Oct 13 16:51:06 2015 +0200 reverted README.md to original content</text:span></text:p>
      <text:p text:style-name="Preformatted_20_Text"><text:span text:style-name="Source_20_Text">509c2cc35 Daniel Tue Sep 8 13:56:14 2015 +0200 Updated README</text:span></text:p>
      <text:p text:style-name="P1"><text:span text:style-name="Source_20_Text">cb20237cc Mr.doob Mon Dec 31 00:22:36 2012 +0100 Removed DOMRenderer. Now with the CSS3DRenderer it has become irrelevant.</text:span></text:p>
      <text:p text:style-name="Text_20_body">This output shows us that content from the README was added or modified 3 times by 3 different authors. It was originally added in commit cb20237cc by Mr.doob. In this example, <text:span text:style-name="Source_20_Text">git log</text:span> has also been prepended with the <text:span text:style-name="Source_20_Text">--pretty-format</text:span> option. This option converts the default output format <text:soft-page-break/>of <text:span text:style-name="Source_20_Text">git log</text:span> into one that matches the format of <text:span text:style-name="Source_20_Text">git log</text:span>. For more information on usage and configuration options visit the <text:a xlink:type="simple" xlink:href="https://www.atlassian.com/git/tutorials/git-log" text:style-name="Internet_20_link" text:visited-style-name="Visited_20_Internet_20_Link"><text:span text:style-name="Source_20_Text">git log</text:span></text:a> page.</text:p>
      <text:h text:style-name="Heading_20_2" text:outline-level="2">Summary</text:h>
      <text:p text:style-name="Text_20_body">The <text:span text:style-name="Source_20_Text">git blame</text:span> command is used to examine the contents of a file line by line and see when each line was last modified and who the author of the modifications was. The output format of <text:span text:style-name="Source_20_Text">git blame</text:span> can be altered with various command line options. Online Git hosting solutions like Bitbucket offer <text:span text:style-name="Emphasis">blame views</text:span>, which offer a superior user experience to command line <text:span text:style-name="Source_20_Text">git blame</text:span> usage. <text:span text:style-name="Source_20_Text">git blame</text:span> and git log can be used in combination to help discover the history of a file's contents. The <text:span text:style-name="Source_20_Text">git log</text:span> command has some similar blame functionality, to learn more visit the <text:a xlink:type="simple" xlink:href="https://www.atlassian.com/git/tutorials/git-log" text:style-name="Internet_20_link" text:visited-style-name="Visited_20_Internet_20_Link"><text:span text:style-name="Source_20_Text">git log</text:span></text:a> overview pag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3T22:28:39.588364378</meta:creation-date>
    <dc:date>2018-10-23T22:28:57.647815818</dc:date>
    <meta:editing-duration>PT18S</meta:editing-duration>
    <meta:editing-cycles>1</meta:editing-cycles>
    <meta:document-statistic meta:table-count="1" meta:image-count="0" meta:object-count="0" meta:page-count="4" meta:paragraph-count="77" meta:word-count="1370" meta:character-count="8373" meta:non-whitespace-character-count="7081"/>
    <meta:generator>LibreOffice/6.0.6.2$Linux_X86_64 LibreOffice_project/00m0$Build-2</meta:generator>
  </office:meta>
</office:document-meta>
</file>